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C0000014C16E465CE2A245CBB.png" manifest:media-type="image/png"/>
  <manifest:file-entry manifest:full-path="Pictures/10000001000004AE000001266DECBABC664A9A36.png" manifest:media-type="image/png"/>
  <manifest:file-entry manifest:full-path="Pictures/10000001000004C10000019B83B81C80A18B100D.png" manifest:media-type="image/png"/>
  <manifest:file-entry manifest:full-path="Pictures/100000010000061600000181602F5818D44D67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176663" style:font-size-asian="15.75pt" style:font-size-complex="18pt"/>
    </style:style>
    <style:style style:name="P4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5" style:family="paragraph" style:parent-style-name="Standard">
      <style:text-properties fo:font-size="18pt" officeooo:rsid="001029e8" officeooo:paragraph-rsid="00176663" style:font-size-asian="15.75pt" style:font-size-complex="18pt"/>
    </style:style>
    <style:style style:name="P6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55f34" officeooo:paragraph-rsid="000d867d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029e8" officeooo:paragraph-rsid="00176663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6a0c9" officeooo:paragraph-rsid="001029e8" style:font-size-asian="15.75pt" style:font-weight-asian="bold" style:font-size-complex="18pt" style:font-weight-complex="bold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76663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86f19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6663" style:font-weight-asian="bold" style:font-weight-complex="bold"/>
    </style:style>
    <style:style style:name="T7" style:family="text">
      <style:text-properties officeooo:rsid="00176663"/>
    </style:style>
    <style:style style:name="T8" style:family="text">
      <style:text-properties officeooo:rsid="00186f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4">8</text:span><text:span text:style-name="T1"> </text:span></text:p>
      <text:p text:style-name="P9"><text:span text:style-name="T8">Formatting Query output</text:span><text:span text:style-name="T7"> </text:span>.</text:p>
      <text:p text:style-name="P6">1)</text:p>
      <text:p text:style-name="P6"><draw:frame draw:style-name="fr2" draw:name="Image1" text:anchor-type="char" svg:width="20.5cm" svg:height="5.542cm" draw:z-index="0"><draw:image xlink:href="Pictures/100000010000061600000181602F5818D44D6718.png" xlink:type="simple" xlink:show="embed" xlink:actuate="onLoad" draw:mime-type="image/png"/></draw:frame></text:p>
      <text:p text:style-name="P2"><text:s/><text:span text:style-name="T5">2)</text:span></text:p>
      <text:p text:style-name="P10"/>
      <text:p text:style-name="P11"><draw:frame draw:style-name="fr2" draw:name="Image2" text:anchor-type="char" svg:width="20.479cm" svg:height="5.024cm" draw:z-index="1"><draw:image xlink:href="Pictures/10000001000004AE000001266DECBABC664A9A36.png" xlink:type="simple" xlink:show="embed" xlink:actuate="onLoad" draw:mime-type="image/png"/></draw:frame></text:p>
      <text:p text:style-name="P4"><text:s text:c="4"/><text:span text:style-name="T5">3)</text:span></text:p>
      <text:p text:style-name="P3"><text:s text:c="8"/><draw:frame draw:style-name="fr2" draw:name="Image3" text:anchor-type="char" svg:width="20.5cm" svg:height="6.922cm" draw:z-index="2"><draw:image xlink:href="Pictures/10000001000004C10000019B83B81C80A18B100D.png" xlink:type="simple" xlink:show="embed" xlink:actuate="onLoad" draw:mime-type="image/png"/></draw:frame><text:s text:c="9"/></text:p>
      <text:p text:style-name="P7"/>
      <text:p text:style-name="P8"><text:soft-page-break/>4)</text:p>
      <text:p text:style-name="P12"><draw:frame draw:style-name="fr1" draw:name="Image4" text:anchor-type="char" svg:x="-1.499cm" svg:y="0.333cm" svg:width="20.5cm" svg:height="5.791cm" draw:z-index="3"><draw:image xlink:href="Pictures/100000010000068C0000014C16E465CE2A245CBB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3T23:49:56.706569673</dc:date>
    <meta:editing-duration>PT26M55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" meta:character-count="76" meta:non-whitespace-character-count="44"/>
  </office:meta>
</office:document-meta>
</file>